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6pt" style:font-size-asian="6pt" style:font-size-complex="6pt"/>
    </style:style>
    <style:style style:name="P2" style:family="paragraph" style:parent-style-name="Standard">
      <style:text-properties style:font-name="Courier" fo:font-size="6pt" style:font-size-asian="6pt" style:font-size-complex="6pt"/>
    </style:style>
    <style:style style:name="P3" style:family="paragraph" style:parent-style-name="Standard">
      <style:text-properties style:font-name="Courier" fo:font-size="6pt" officeooo:paragraph-rsid="001919c5" style:font-size-asian="6pt" style:font-size-complex="6pt"/>
    </style:style>
    <style:style style:name="T1" style:family="text">
      <style:text-properties officeooo:rsid="001aa285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4524*" fo:start-indent="0in" fo:end-indent="0in"/>
          <style:column style:rel-width="4524*" fo:start-indent="0in" fo:end-indent="0in"/>
          <style:column style:rel-width="452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 text:c="4"/>F <text:s text:c="4"/>Am <text:s text:c="6"/>Dm <text:s text:c="3"/>Am</text:p>
        <text:p text:style-name="P1">Van Afrika tot in Amerika</text:p>
        <text:p text:style-name="P1"><text:s text:c="10"/>Bb <text:s text:c="3"/>F <text:s text:c="8"/>Eb <text:s text:c="7"/>C</text:p>
        <text:p text:style-name="P1">Van op de Himalaya tot in de woestijn</text:p>
        <text:p text:style-name="P1"><text:s text:c="4"/>F <text:s text:c="4"/>Am <text:s text:c="6"/>Dm <text:s text:c="3"/>Am</text:p>
        <text:p text:style-name="P1">Van Afrika tot in Amerika</text:p>
        <text:p text:style-name="P1"><text:s text:c="13"/>Bb <text:s text:c="4"/>F <text:s text:c="12"/>C <text:s text:c="7"/>F</text:p>
        <text:p text:style-name="P1">Ja, wij zijn zoveel mooier als wij samen zijn</text:p>
        <text:p text:style-name="P1"/>
        <text:p text:style-name="P1">F <text:s text:c="11"/>Am <text:s text:c="10"/>Bb <text:s text:c="17"/>C</text:p>
        <text:p text:style-name="P1">Reik je hand naar me uit, jouw ringtone is de mijne</text:p>
        <text:p text:style-name="P1">F <text:s text:c="9"/>Am <text:s text:c="4"/>Bb <text:s text:c="8"/>C</text:p>
        <text:p text:style-name="P1">Ik laat je dromen van betere tijden</text:p>
        <text:p text:style-name="P1">F <text:s text:c="9"/>Am <text:s text:c="10"/>Bb <text:s text:c="11"/>C</text:p>
        <text:p text:style-name="P1">Is je huid donkerder of bleker dan de zijne</text:p>
        <text:p text:style-name="P1">F <text:s text:c="8"/>Am <text:s text:c="8"/>Bb <text:s text:c="17"/>C</text:p>
        <text:p text:style-name="P1">Ik kan je helpen het verschil te doen verdwijnen</text:p>
        <text:p text:style-name="P1"/>
        <text:p text:style-name="P1">Am <text:s text:c="26"/>Bb</text:p>
        <text:p text:style-name="P1">Niemand op straat spreekt je aan, ziet je staan</text:p>
        <text:p text:style-name="P1">Am <text:s text:c="19"/>Bb</text:p>
        <text:p text:style-name="P1">Want zo doen mensen elkaar niet zo'n pijn</text:p>
        <text:p text:style-name="P1">Am <text:s text:c="15"/>Dm</text:p>
        <text:p text:style-name="P1">Het is veel beter dat wij voortaan</text:p>
        <text:p text:style-name="P1"><text:s text:c="3"/>Eb <text:s text:c="15"/>Dm <text:s text:c="4"/>C</text:p>
        <text:p text:style-name="P1">Op Facebook zijn, op Tinder zijn</text:p>
        <text:p text:style-name="P1"/>
        <text:p text:style-name="P1"><text:s text:c="4"/>F <text:s text:c="4"/>Am <text:s text:c="6"/>Dm <text:s text:c="3"/>Am</text:p>
        <text:p text:style-name="P1">Van Afrika tot in Amerika</text:p>
        <text:p text:style-name="P1"><text:s text:c="10"/>Bb <text:s text:c="3"/>F <text:s/>Eb <text:s text:c="3"/>C</text:p>
        <text:p text:style-name="P1">in de stiltecoupe van de trein</text:p>
        <text:p text:style-name="P1"><text:s text:c="4"/>F <text:s text:c="4"/>Am <text:s text:c="6"/>Dm <text:s text:c="3"/>Am</text:p>
        <text:p text:style-name="P1">Van Afrika tot in Amerika</text:p>
        <text:p text:style-name="P1"><text:s text:c="13"/>Bb <text:s text:c="4"/>F <text:s text:c="13"/>C <text:s text:c="7"/>F</text:p>
        <text:p text:style-name="P1">Ja, wij zijn zoveel mooier als wij hoorbaar zijn</text:p>
        <text:p text:style-name="P1"/>
        <text:p text:style-name="P1">F <text:s text:c="9"/>Am <text:s text:c="12"/>Bb <text:s text:c="12"/>C</text:p>
        <text:p text:style-name="P1">De planeet waar je woont, als ze soms te grauw is</text:p>
        <text:p text:style-name="P1">F <text:s text:c="8"/>Am <text:s text:c="6"/>Bb <text:s text:c="13"/>C</text:p>
        <text:p text:style-name="P1">Ik kan je beloven, dates te gaan beleven</text:p>
        <text:p text:style-name="P1">F <text:s text:c="12"/>Am <text:s text:c="14"/>Bb <text:s text:c="16"/>C</text:p>
        <text:p text:style-name="P1">Waar het niks uit maakt of hij transgender, bi of maagd is</text:p>
        <text:p text:style-name="P1">F <text:s text:c="12"/>Am <text:s text:c="8"/>Bb <text:s text:c="8"/>C</text:p>
        <text:p text:style-name="P1">Want met jouw zoektermen is het om het even</text:p>
        <text:p text:style-name="P1"/>
        <text:p text:style-name="P1">Am <text:s text:c="26"/>Bb</text:p>
        <text:p text:style-name="P1">Niemand op straat spreekt je aan, ziet je staan</text:p>
        <text:p text:style-name="P1">Am <text:s text:c="19"/>Bb</text:p>
        <text:p text:style-name="P1">Want zo doen mensen elkaar niet zo'n pijn</text:p>
        <text:p text:style-name="P1">Am <text:s text:c="15"/>Dm</text:p>
        <text:p text:style-name="P1">Het is veel beter dat wij voortaan</text:p>
        <text:p text:style-name="P1"><text:s text:c="3"/>Eb <text:s text:c="15"/>Dm <text:s text:c="4"/>C</text:p>
        <text:p text:style-name="P1">Op Facebook zijn, op Tinder zijn</text:p>
        <text:p text:style-name="P1"/>
        <text:p text:style-name="P1"><text:s text:c="4"/>F <text:s text:c="4"/>Am <text:s text:c="6"/>Dm <text:s text:c="3"/>Am</text:p>
        <text:p text:style-name="P1">Van Afrika tot in Amerika</text:p>
        <text:p text:style-name="P1"><text:s text:c="3"/>Bb <text:s text:c="6"/>F <text:s text:c="12"/>Eb <text:s text:c="8"/>C</text:p>
        <text:p text:style-name="P1">Vooraan bij Jannes op het Megapiratenfestijn</text:p>
        <text:p text:style-name="P1"><text:s text:c="4"/>F <text:s text:c="4"/>Am <text:s text:c="6"/>Dm <text:s text:c="3"/>Am</text:p>
        <text:p text:style-name="P1">Van Afrika tot in Amerika</text:p>
        <text:p text:style-name="P1"><text:s text:c="13"/>Bb <text:s text:c="4"/>F <text:s text:c="12"/>C <text:s text:c="7"/>F</text:p>
        <text:p text:style-name="P1">Ja, wij zijn zoveel mooier als wij aan het filmen zijn</text:p>
        <text:p text:style-name="P1"/>
        <text:p text:style-name="P1">Am <text:s text:c="26"/>Bb</text:p>
        <text:p text:style-name="P1">Als jij nu met mij in de hand gaat staan</text:p>
        <text:p text:style-name="P1">Am <text:s text:c="19"/>Bb</text:p>
        <text:p text:style-name="P1">Tinderen onder de zon, één voor één</text:p>
        <text:p text:style-name="P1">Am <text:s text:c="15"/>Dm</text:p>
        <text:p text:style-name="P1">Dan is de hemel op aarde voortaan</text:p>
        <text:p text:style-name="P1"><text:s text:c="3"/>Eb <text:s text:c="12"/>Dm <text:s/>C</text:p>
        <text:p text:style-name="P1">Van iedereen, van iedereen</text:p>
        <text:p text:style-name="P1"/>
        <text:p text:style-name="P1"><text:s text:c="4"/>F <text:s text:c="4"/>Am <text:s text:c="6"/>Dm <text:s text:c="3"/>Am</text:p>
        <text:p text:style-name="P1">Van Afrika tot in Amerika</text:p>
        <text:p text:style-name="P1"><text:s text:c="10"/>Bb <text:s text:c="3"/>F <text:s text:c="8"/>Eb <text:s text:c="7"/>C</text:p>
        <text:p text:style-name="P1">Tijdens de begravenis van tante Trijn</text:p>
        <text:p text:style-name="P1"><text:s text:c="4"/>F <text:s text:c="4"/>Am <text:s text:c="6"/>Dm <text:s text:c="3"/>Am</text:p>
        <text:p text:style-name="P1">Van Afrika tot in Amerika</text:p>
        <text:p text:style-name="P1"><text:s text:c="13"/>Bb <text:s text:c="4"/>F <text:s text:c="32"/>C <text:s text:c="5"/>F</text:p>
        <text:p text:style-name="P1">Ja, wij zijn zoveel mooier als we op Facebook aan het rouwen zij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0:49:21.301410932</meta:creation-date>
    <dc:date>2018-03-04T09:37:15.335857898</dc:date>
    <meta:editing-duration>PT15M22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72" meta:word-count="395" meta:character-count="2548" meta:non-whitespace-character-count="1332"/>
  </office:meta>
</office:document-meta>
</file>